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4913" officeooo:paragraph-rsid="000d4913"/>
    </style:style>
    <style:style style:name="P2" style:family="paragraph" style:parent-style-name="Standard">
      <style:text-properties officeooo:rsid="000ee02f" officeooo:paragraph-rsid="000ee02f"/>
    </style:style>
    <style:style style:name="P3" style:family="paragraph" style:parent-style-name="Standard">
      <style:text-properties officeooo:rsid="00108e9f" officeooo:paragraph-rsid="00108e9f"/>
    </style:style>
    <style:style style:name="P4" style:family="paragraph" style:parent-style-name="Standard">
      <style:text-properties officeooo:rsid="0010bf91" officeooo:paragraph-rsid="0010bf91"/>
    </style:style>
    <style:style style:name="P5" style:family="paragraph" style:parent-style-name="Standard">
      <style:text-properties officeooo:rsid="001212a7" officeooo:paragraph-rsid="001212a7"/>
    </style:style>
    <style:style style:name="P6" style:family="paragraph" style:parent-style-name="Standard">
      <style:text-properties officeooo:rsid="0013faa8" officeooo:paragraph-rsid="0013faa8"/>
    </style:style>
    <style:style style:name="P7" style:family="paragraph" style:parent-style-name="Standard">
      <style:text-properties officeooo:rsid="0014800e" officeooo:paragraph-rsid="0014800e"/>
    </style:style>
    <style:style style:name="P8" style:family="paragraph" style:parent-style-name="Standard">
      <style:text-properties officeooo:rsid="001491a3" officeooo:paragraph-rsid="001491a3"/>
    </style:style>
    <style:style style:name="P9" style:family="paragraph" style:parent-style-name="Standard">
      <style:text-properties officeooo:rsid="0017e91b" officeooo:paragraph-rsid="0017e91b"/>
    </style:style>
    <style:style style:name="P10" style:family="paragraph" style:parent-style-name="Standard">
      <style:text-properties officeooo:rsid="0017e91b" officeooo:paragraph-rsid="00274f21"/>
    </style:style>
    <style:style style:name="P11" style:family="paragraph" style:parent-style-name="Standard">
      <style:text-properties officeooo:rsid="001d7779" officeooo:paragraph-rsid="001d7779"/>
    </style:style>
    <style:style style:name="P12" style:family="paragraph" style:parent-style-name="Standard">
      <style:text-properties officeooo:paragraph-rsid="00299fba"/>
    </style:style>
    <style:style style:name="P13" style:family="paragraph" style:parent-style-name="Standard">
      <style:text-properties officeooo:rsid="002c59d3" officeooo:paragraph-rsid="002c59d3"/>
    </style:style>
    <style:style style:name="P14" style:family="paragraph" style:parent-style-name="Standard">
      <style:text-properties officeooo:rsid="00108e9f" officeooo:paragraph-rsid="003a56c2"/>
    </style:style>
    <style:style style:name="P15" style:family="paragraph" style:parent-style-name="Text_20_body">
      <style:text-properties officeooo:rsid="0046ecf3" officeooo:paragraph-rsid="0046ecf3"/>
    </style:style>
    <style:style style:name="P16" style:family="paragraph" style:parent-style-name="Text_20_body">
      <style:text-properties officeooo:rsid="004b3032" officeooo:paragraph-rsid="004b3032"/>
    </style:style>
    <style:style style:name="T1" style:family="text">
      <style:text-properties officeooo:rsid="0010bf91"/>
    </style:style>
    <style:style style:name="T2" style:family="text">
      <style:text-properties officeooo:rsid="00110f52"/>
    </style:style>
    <style:style style:name="T3" style:family="text">
      <style:text-properties officeooo:rsid="0013faa8"/>
    </style:style>
    <style:style style:name="T4" style:family="text">
      <style:text-properties officeooo:rsid="00157f46"/>
    </style:style>
    <style:style style:name="T5" style:family="text">
      <style:text-properties officeooo:rsid="0017e91b"/>
    </style:style>
    <style:style style:name="T6" style:family="text">
      <style:text-properties officeooo:rsid="001f39d5"/>
    </style:style>
    <style:style style:name="T7" style:family="text">
      <style:text-properties officeooo:rsid="0024774b"/>
    </style:style>
    <style:style style:name="T8" style:family="text">
      <style:text-properties officeooo:rsid="00299fba"/>
    </style:style>
    <style:style style:name="T9" style:family="text">
      <style:text-properties officeooo:rsid="002f78ee"/>
    </style:style>
    <style:style style:name="T10" style:family="text">
      <style:text-properties officeooo:rsid="00336d89"/>
    </style:style>
    <style:style style:name="T11" style:family="text">
      <style:text-properties officeooo:rsid="00339eac"/>
    </style:style>
    <style:style style:name="T12" style:family="text">
      <style:text-properties officeooo:rsid="00347229"/>
    </style:style>
    <style:style style:name="T13" style:family="text">
      <style:text-properties officeooo:rsid="0036ccde"/>
    </style:style>
    <style:style style:name="T14" style:family="text">
      <style:text-properties officeooo:rsid="0043504a"/>
    </style:style>
    <style:style style:name="T15" style:family="text">
      <style:text-properties officeooo:rsid="0044e4f7"/>
    </style:style>
    <style:style style:name="T16" style:family="text">
      <style:text-properties officeooo:rsid="0047ed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 mystère des crayons volés</text:p>
      <text:p text:style-name="P1"/>
      <text:h text:style-name="Heading_20_1" text:outline-level="1">Intrigue</text:h>
      <text:p text:style-name="P2">Les Broutons sont des genres de gnômes pilous de toutes les couleurs d’en moyenne 40 centimètres de hauteur. Quand leurs poils sont renvoyés vers l’arrière, ils ressemblent à de petits humains miniatures.</text:p>
      <text:p text:style-name="P2"/>
      <text:p text:style-name="P2">Ils vivent dans un monde parallèle au nôtre que l’oncle Lucien a dénommé la “dimension Alpha.”.</text:p>
      <text:p text:style-name="P2"/>
      <text:p text:style-name="P3">Les Broutons exploitent une mine, proche de leur village “Castukie”. Cette mine est une source de couleurs pastel qui servent à la fois à la décoration des maisons et <text:span text:style-name="T10">comme condiment dans </text:span><text:s/>l’alimentation des <text:span text:style-name="T11">B</text:span>routons.</text:p>
      <text:p text:style-name="P3"/>
      <text:p text:style-name="P3">Un <text:span text:style-name="T12">mystérieux </text:span>événement a clos cette mine et l’a marqué du “sceau de Boldar”. Les Broutons ne peuvent enlever ce sceau par eux-mêmes : il leur faut un magicien interdimensionnel qualifié <text:span text:style-name="T13">(oncle Lucien est le seul à pouvoir réouvrir la mine)</text:span>.</text:p>
      <text:p text:style-name="P3"/>
      <text:p text:style-name="P14">En l’absence de ressources provenant de la mine, les Broutons vont explorer les autres <text:span text:style-name="T1">dimensions à la recherche de couleurs. Ils en trouvent, par hasard, dans notre monde. Les couleurs qu’ils souhaitent trouver sont localisées dans les crayons de couleur des écoliers.</text:span></text:p>
      <text:p text:style-name="P14"/>
      <text:p text:style-name="P14"><text:span text:style-name="T1">Aussi, la nuit, les Broutons organisent des expéditions pour voler les crayons de couleurs dans notre monde, d’abord dans les magasins ou les écoles, puis chez les écoliers.</text:span></text:p>
      <text:p text:style-name="P3"/>
      <text:p text:style-name="P4">Les Broutons ont une catactéristique <text:span text:style-name="T2">spéciale : quand ils s’assemblent (se montent dessus), ils peuvent prendre des formes différentes de leur forme initiale, par exemple un humain ou un cheval. Bien entendu, un petit coup dans cet assemblage fragile fera retomber tous les Broutons à terre et disparaître la forme créée. Ils retourneront à l’état de “boules de poils de couleur”.</text:span></text:p>
      <text:p text:style-name="P4"/>
      <text:p text:style-name="P5">Le scénario se déroule dans la ville dans laquelle sont scolarisés les personnages.</text:p>
      <text:h text:style-name="Heading_20_1" text:outline-level="1">PJ</text:h>
      <text:p text:style-name="Standard">Le nombre de PJ <text:span text:style-name="T3">dépend du nombre d’enfants disponibles. Idéalement, les PJ sont au collège (sinon, prévoir de légères adaptations).</text:span></text:p>
      <text:p text:style-name="Standard"/>
      <text:p text:style-name="P6">Pour un jeu à seul enfant : prévoyez un/une amie <text:span text:style-name="T14">PNJ </text:span>qui pourra aider lors des scènes un peu difficiles. Si vous faites jouer 2 enfants ou plus, tout va bien.</text:p>
      <text:h text:style-name="Heading_20_1" text:outline-level="1">PNJ</text:h>
      <text:p text:style-name="P7">Les PNJ sont très importants dans cette histoire. Les enfants ont tendance à s’attacher aux PNJ et ces derniers reviendront souvent dans les différentes aventures de D6 Dimension.</text:p>
      <text:p text:style-name="P7"/>
      <text:p text:style-name="P8">Les PNJ sont décrits dans le tableur joint : “<text:span text:style-name="T4">PNJ.ods”</text:span></text:p>
      <text:p text:style-name="P8"/>
      <text:h text:style-name="Heading_20_1" text:outline-level="1"><text:soft-page-break/>PNJ importants</text:h>
      <text:h text:style-name="Heading_20_2" text:outline-level="2">Mlle Camélia Laurier, <text:span text:style-name="T5">professeurs d’arts plastiques</text:span></text:h>
      <text:p text:style-name="P9">Camélia a toujours eu une sensibilité artistique. Elle en a fait son métier.</text:p>
      <text:p text:style-name="P9"/>
      <text:p text:style-name="P10">Au delà de sa sensibilité, Camélia a la capacité de voir au delà des choses, notamment les traces dimensionnelles que laissent les objets qui ont été en contact avec les autres dimensions<text:span text:style-name="T6"> (pouvoir : “Voir les traces interdimensionnelles”)</text:span>.</text:p>
      <text:p text:style-name="P9"/>
      <text:p text:style-name="P9">Camélia ne cherche rien d’autre que la connaissance. Elle est simple, douce et compréhensive, mais est très attachée à défendre notre monde.</text:p>
      <text:p text:style-name="P9"/>
      <text:p text:style-name="P9">Il est possible qu’au fir et à mesure des aventures, elle développe une capacité à maîtriser les portails interdimensionnels.</text:p>
      <text:h text:style-name="Heading_20_2" text:outline-level="2">M. Gontran Proton, professeur de physique</text:h>
      <text:p text:style-name="P11">M. Proton a découver<text:span text:style-name="T7">t</text:span> un <text:span text:style-name="T6">jour une clef sur le sol (et non pas une clef de sol) qui brillait d’étoiles scintillantes (pouvoir : “Voir les traces interdimensionnelles”).</text:span></text:p>
      <text:p text:style-name="P11"/>
      <text:p text:style-name="P12"><text:span text:style-name="T8">Il a utlisé cet artéfact pour découvrir le portail près de la Basilique (ou église) proche du domicile du héros/de l’héroïne</text:span>.</text:p>
      <text:h text:style-name="Heading_20_2" text:outline-level="2">Oncle Lucien, <text:span text:style-name="T15">magicien interdimensionnel expérimenté</text:span></text:h>
      <text:p text:style-name="P15">Oncle Lucien <text:span text:style-name="T16">a découvert la dimension Alpha par hasard. Il sait que d’autres dimensions sont accessibles depuis notre monde, mais il ne partage pas son savoir facilement.</text:span></text:p>
      <text:p text:style-name="P16">[Reeprendre ici]</text:p>
      <text:h text:style-name="Heading_20_1" text:outline-level="1">La dimension Alpha</text:h>
      <text:p text:style-name="P13">L’oncle Lucien a nommé l’autre monde “dimension Alpha”. Cette dimension a l’air d’une dimension médiévale fantastique pour les enfants. Les autres dimensions sont pour le moment inconnues.</text:p>
      <text:h text:style-name="Heading_20_1" text:outline-level="1">Pouvoirs spéciaux</text:h>
      <text:h text:style-name="Heading_20_2" text:outline-level="2">Voir les traces interdimensionnelles</text:h>
      <text:p text:style-name="P13">Tout ce qui a été en contact avec la <text:span text:style-name="T9">dimension Alpha laisse une trace dans notre monde. Cette trace est un genre d’aura de paillettes scintillantes autour de l’objet considéré. Seules les personnes ayant la compétence “Voir les traces dimensionnelles” peuvent voir ces trac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4:09:32.972727686</meta:creation-date>
    <dc:date>2020-04-14T16:37:19.710843274</dc:date>
    <meta:editing-duration>PT2H21M3S</meta:editing-duration>
    <meta:editing-cycles>58</meta:editing-cycles>
    <meta:generator>LibreOffice/6.1.5.2$Linux_X86_64 LibreOffice_project/10$Build-2</meta:generator>
    <meta:document-statistic meta:table-count="0" meta:image-count="0" meta:object-count="0" meta:page-count="2" meta:paragraph-count="33" meta:word-count="634" meta:character-count="3976" meta:non-whitespace-character-count="3374"/>
  </office:meta>
</office:document-meta>
</file>